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15.00%" fo:text-align="left" fo:margin-bottom="10.00pt"/>
    </style:style>
    <style:style style:name="P18" style:family="paragraph">
      <style:paragraph-properties fo:line-height="100.00%" fo:text-align="left" fo:margin-bottom="10.00pt"/>
    </style:style>
    <style:style style:name="P1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 1</text:span></text:p>
      <text:p text:style-name="P1"><text:span text:style-name="T1">The following is a list of 10 students ages:</text:span></text:p>
      <text:p text:style-name="P1"><text:span text:style-name="T1">ages = [19, 22, 19, 24, 20, 25, 26, 24, 25, 24]</text:span></text:p>
      <text:p text:style-name="P1"><text:span text:style-name="T2">• Sort the list and find the min and max age</text:span></text:p>
      <text:p text:style-name="P1"><text:span text:style-name="T3">ages.sort()</text:span></text:p>
      <text:p text:style-name="P1"><text:span text:style-name="T3">print(ages)</text:span></text:p>
      <text:p text:style-name="P1"><text:span text:style-name="T3">min_age = ages[0] </text:span></text:p>
      <text:p text:style-name="P1"><text:span text:style-name="T3">max_age = ages[1]</text:span></text:p>
      <text:p text:style-name="P1"><text:span text:style-name="T3">print("min age is:", min_age)</text:span><text:span text:style-name="T4"/></text:p>
      <text:p text:style-name="P1"><text:span text:style-name="T5">• Add the min age and the max age again to the list</text:span></text:p>
      <text:p text:style-name="P1"><text:span text:style-name="T6">ages.append(19)</text:span></text:p>
      <text:p text:style-name="P1"><text:span text:style-name="T6">ages.append(26)</text:span><text:span text:style-name="T7"/></text:p>
      <text:p text:style-name="P1"><text:span text:style-name="T8">• Find the median age (one middle item or two middle items divided by two)</text:span></text:p>
      <text:p text:style-name="P1"><text:span text:style-name="T9">median = (ages[len(ages)//2]+ages[(len(ages)//2)-1])/2</text:span></text:p>
      <text:p text:style-name="P1"><text:span text:style-name="T10">• Find the average age (sum of all items divided by their number)</text:span></text:p>
      <text:p text:style-name="P1"><text:span text:style-name="T11">average = sum(ages)/len(ages)</text:span></text:p>
      <text:p text:style-name="P1"><text:span text:style-name="T12">• Find the range of the ages (max minus min)</text:span></text:p>
      <text:p text:style-name="P1"><text:span text:style-name="T13">range = 7</text:span></text:p>
      <text:p text:style-name="P1"><text:span text:style-name="T14">Output:</text:span><text:span text:style-name="T15"/></text:p>
      <text:p text:style-name="P2"><draw:frame text:anchor-type="as-char" svg:width="152.40mm" svg:height="61.65mm" style:rel-width="scale" style:rel-height="scale"><draw:object-ole xlink:href="OleObj1"/><draw:image xlink:href="ObjectReplacements/OleObj1"/></draw:frame><text:span text:style-name="T15"/></text:p>
      <text:p text:style-name="P3"><text:span text:style-name="T15"/></text:p>
      <text:p text:style-name="P3"><text:span text:style-name="T16"/></text:p>
      <text:p text:style-name="P3"><text:span text:style-name="T16">Question 2</text:span></text:p>
      <text:p text:style-name="P3"><text:span text:style-name="T16">• Create an empty dictionary called dog</text:span></text:p>
      <text:p text:style-name="P3"><text:span text:style-name="T17">dog = {}</text:span></text:p>
      <text:p text:style-name="P3"><text:span text:style-name="T17">print(dog)</text:span><text:span text:style-name="T18"/></text:p>
      <text:p text:style-name="P3"><text:span text:style-name="T18">• Add name, color, breed, legs, age to the dog dictionary</text:span></text:p>
      <text:p text:style-name="P3"><text:span text:style-name="T19">dog = {"name", "color", "</text:span><text:span text:style-name="T20">breed</text:span><text:span text:style-name="T21">"</text:span><text:span text:style-name="T22">,<text:s/></text:span><text:span text:style-name="T23">"</text:span><text:span text:style-name="T24">legs</text:span><text:span text:style-name="T25">"</text:span><text:span text:style-name="T26">,</text:span><text:span text:style-name="T27"><text:s/>"</text:span><text:span text:style-name="T28">age<text:s/></text:span><text:span text:style-name="T29">"}</text:span><text:span text:style-name="T30"/></text:p>
      <text:p text:style-name="P3"><text:span text:style-name="T31">• Create a student dictionary and add first_name, last_name, gender, age, marital status,</text:span></text:p>
      <text:p text:style-name="P3"><text:span text:style-name="T31">skills, country, city and address as keys for the dictionary</text:span></text:p>
      <text:p text:style-name="P3"><text:span text:style-name="T32">student =<text:s text:c="2"/>{"</text:span><text:span text:style-name="T33">first_name</text:span><text:span text:style-name="T34">"</text:span><text:span text:style-name="T35">,<text:s/></text:span><text:span text:style-name="T36">"</text:span><text:span text:style-name="T37">last_name</text:span><text:span text:style-name="T38">"</text:span><text:span text:style-name="T39">,<text:s/></text:span><text:span text:style-name="T40">"</text:span><text:span text:style-name="T41">gender</text:span><text:span text:style-name="T42">"</text:span><text:span text:style-name="T43">,<text:s/></text:span><text:span text:style-name="T44">"</text:span><text:span text:style-name="T45">age</text:span><text:span text:style-name="T46">"</text:span><text:span text:style-name="T47">,<text:s/></text:span><text:span text:style-name="T48">"</text:span><text:span text:style-name="T49">marital status</text:span><text:span text:style-name="T50">"</text:span><text:span text:style-name="T51">,</text:span><text:span text:style-name="T52"><text:s/>"</text:span><text:span text:style-name="T53">skills</text:span><text:span text:style-name="T54">"</text:span><text:span text:style-name="T55">,<text:s/></text:span><text:span text:style-name="T56">"</text:span><text:span text:style-name="T57">country</text:span><text:span text:style-name="T58">"</text:span><text:span text:style-name="T59">,<text:s/></text:span><text:span text:style-name="T60">"</text:span><text:span text:style-name="T61">city</text:span><text:span text:style-name="T62">",</text:span><text:span text:style-name="T63"><text:s/></text:span><text:span text:style-name="T64">"</text:span><text:span text:style-name="T65">address</text:span><text:span text:style-name="T66">"}</text:span><text:span text:style-name="T67"><text:s/></text:span></text:p>
      <text:p text:style-name="P3"><text:span text:style-name="T68">• Get the length of the student dictionary</text:span></text:p>
      <text:p text:style-name="P3"><text:span text:style-name="T69">print(len(student))</text:span><text:span text:style-name="T70"/></text:p>
      <text:p text:style-name="P3"><text:span text:style-name="T70">• Get the value of skills and check the data type, it should be a list</text:span></text:p>
      <text:p text:style-name="P3"><text:span text:style-name="T71">x=student["skills"]</text:span></text:p>
      <text:p text:style-name="P3"><text:span text:style-name="T71">datatype=type(student["skills"])</text:span><text:span text:style-name="T72"/></text:p>
      <text:p text:style-name="P3"><text:span text:style-name="T72">• Modify the skills values by adding one or two skills</text:span></text:p>
      <text:p text:style-name="P3"><text:span text:style-name="T73">student["skills"].update("java")</text:span><text:span text:style-name="T74"/></text:p>
      <text:p text:style-name="P3"><text:span text:style-name="T74">• Get the dictionary keys as a list</text:span></text:p>
      <text:p text:style-name="P3"><text:span text:style-name="T75">x= student.keys()</text:span><text:span text:style-name="T76"/></text:p>
      <text:p text:style-name="P3"><text:span text:style-name="T76">• Get the dictionary values as a list</text:span></text:p>
      <text:p text:style-name="P3"><text:span text:style-name="T77">x= student.values()</text:span></text:p>
      <text:p text:style-name="P3"><text:span text:style-name="T78">Output:</text:span><text:span text:style-name="T79"/></text:p>
      <text:p text:style-name="P3"><text:span text:style-name="T79"/></text:p>
      <text:p text:style-name="P4"><draw:frame text:anchor-type="as-char" svg:width="152.40mm" svg:height="64.29mm" style:rel-width="scale" style:rel-height="scale"><draw:object-ole xlink:href="OleObj2"/><draw:image xlink:href="ObjectReplacements/OleObj2"/></draw:frame><text:span text:style-name="T79"/></text:p>
      <text:p text:style-name="P5"><text:span text:style-name="T79"/></text:p>
      <text:p text:style-name="P5"><text:span text:style-name="T80"/></text:p>
      <text:p text:style-name="P5"><text:span text:style-name="T81">Question 3</text:span></text:p>
      <text:p text:style-name="P5"><text:span text:style-name="T81">• Create a tuple containing names of your sisters and your brothers (imaginary siblings are</text:span></text:p>
      <text:p text:style-name="P5"><text:span text:style-name="T81">fine)</text:span></text:p>
      <text:p text:style-name="P5"><text:span text:style-name="T82">sisters = ("Mounika", "Sarika")</text:span></text:p>
      <text:p text:style-name="P5"><text:span text:style-name="T82">brothers = ("Viplav", "Vikas")</text:span></text:p>
      <text:p text:style-name="P5"><text:span text:style-name="T82">print(sisters)</text:span></text:p>
      <text:p text:style-name="P5"><text:span text:style-name="T82">print(brothers)</text:span></text:p>
      <text:p text:style-name="P5"><text:span text:style-name="T83">• Join brothers and sisters tuples and assign it to siblings</text:span></text:p>
      <text:p text:style-name="P5"><text:span text:style-name="T84">Siblings = sisters + brothers</text:span></text:p>
      <text:p text:style-name="P5"><text:span text:style-name="T84">print(Siblings)</text:span><text:span text:style-name="T85"/></text:p>
      <text:p text:style-name="P5"><text:span text:style-name="T85">• How many siblings do you have?</text:span></text:p>
      <text:p text:style-name="P5"><text:span text:style-name="T86">print(len(siblings))</text:span><text:span text:style-name="T87"/></text:p>
      <text:p text:style-name="P5"><text:span text:style-name="T88">• Modify the siblings tuple and add the name of your father and mother and assign it to</text:span></text:p>
      <text:p text:style-name="P5"><text:span text:style-name="T88">family_members</text:span></text:p>
      <text:p text:style-name="P5"><text:span text:style-name="T89">members= ("MallaReddy", "Suvarna")</text:span></text:p>
      <text:p text:style-name="P5"><text:span text:style-name="T89">siblings+=members</text:span></text:p>
      <text:p text:style-name="P5"><text:span text:style-name="T89">family_members= siblings</text:span></text:p>
      <text:p text:style-name="P5"><text:span text:style-name="T89">print(family_members)</text:span></text:p>
      <text:p text:style-name="P5"><text:span text:style-name="T90">Output:</text:span><text:span text:style-name="T91"/></text:p>
      <text:p text:style-name="P6"><draw:frame text:anchor-type="as-char" svg:width="152.40mm" svg:height="60.85mm" style:rel-width="scale" style:rel-height="scale"><draw:object-ole xlink:href="OleObj3"/><draw:image xlink:href="ObjectReplacements/OleObj3"/></draw:frame><text:span text:style-name="T91"/></text:p>
      <text:p text:style-name="P7"><text:span text:style-name="T92"/></text:p>
      <text:p text:style-name="P7"><text:span text:style-name="T93">Question 4</text:span></text:p>
      <text:p text:style-name="P7"><text:span text:style-name="T93">it_companies = {'Facebook', 'Google', 'Microsoft', 'Apple', 'IBM', 'Oracle', 'Amazon'}</text:span></text:p>
      <text:p text:style-name="P7"><text:span text:style-name="T93">A = {19, 22, 24, 20, 25, 26}</text:span></text:p>
      <text:p text:style-name="P7"><text:span text:style-name="T93">B = {19, 22, 20, 25, 26, 24, 28, 27}</text:span></text:p>
      <text:p text:style-name="P7"><text:span text:style-name="T93">age = [22, 19, 24, 25, 26, 24, 25, 24]</text:span></text:p>
      <text:p text:style-name="P7"><text:span text:style-name="T93">• Find the length of the set it_companies</text:span></text:p>
      <text:p text:style-name="P7"><text:span text:style-name="T94">print("length of the set it_companies:", len(it_companies))</text:span></text:p>
      <text:p text:style-name="P7"><text:span text:style-name="T95">• Add 'Twitter' to it_companies</text:span></text:p>
      <text:p text:style-name="P7"><text:span text:style-name="T96">it_companies.add("twitter")</text:span><text:span text:style-name="T97"/></text:p>
      <text:p text:style-name="P7"><text:span text:style-name="T98">• Insert multiple IT companies at once to the set it_companies</text:span></text:p>
      <text:p text:style-name="P7"><text:span text:style-name="T99">companies = {'Accenture', 'Cognizant', 'TCS'}</text:span></text:p>
      <text:p text:style-name="P7"><text:span text:style-name="T99">it_companies.update(companies)</text:span><text:span text:style-name="T100"/></text:p>
      <text:p text:style-name="P7"><text:span text:style-name="T101">• Remove one of the companies from the set it_companies</text:span></text:p>
      <text:p text:style-name="P7"><text:span text:style-name="T102">it_companies.remove('Google')</text:span><text:span text:style-name="T103"/></text:p>
      <text:p text:style-name="P7"><text:span text:style-name="T104">• What is the difference between remove and discard</text:span></text:p>
      <text:p text:style-name="P7"><text:span text:style-name="T105">If the item to remove doesn't exist in the set of items then remove() will raise an error while</text:span></text:p>
      <text:p text:style-name="P7"><text:span text:style-name="T105">discard() will not raise an error.</text:span><text:span text:style-name="T106"/></text:p>
      <text:p text:style-name="P7"><text:span text:style-name="T106">• Join A and B</text:span></text:p>
      <text:p text:style-name="P7"><text:span text:style-name="T107">C = A.union(B)</text:span><text:span text:style-name="T108"/></text:p>
      <text:p text:style-name="P7"><text:span text:style-name="T108">• Find A intersection B</text:span></text:p>
      <text:p text:style-name="P7"><text:span text:style-name="T109">Z = A.intersection(B)</text:span><text:span text:style-name="T110"/></text:p>
      <text:p text:style-name="P7"><text:span text:style-name="T110">• Is A subset of B</text:span></text:p>
      <text:p text:style-name="P7"><text:span text:style-name="T111">C = A.issubset(B)</text:span><text:span text:style-name="T112"/></text:p>
      <text:p text:style-name="P7"><text:span text:style-name="T112">• Are A and B disjoint sets</text:span></text:p>
      <text:p text:style-name="P7"><text:span text:style-name="T113">Z = A.isdisjoint(B)</text:span><text:span text:style-name="T114"/></text:p>
      <text:p text:style-name="P7"><text:span text:style-name="T114">• Join A with B and B with A</text:span></text:p>
      <text:p text:style-name="P7"><text:span text:style-name="T115">C = A.union(B)</text:span><text:span text:style-name="T116"/></text:p>
      <text:p text:style-name="P7"><text:span text:style-name="T117">Z= B.union(A)</text:span><text:span text:style-name="T118"/></text:p>
      <text:p text:style-name="P7"><text:span text:style-name="T119">• What is the symmetric difference between A and B</text:span></text:p>
      <text:p text:style-name="P7"><text:span text:style-name="T120">A.symmetric_difference_update(B)</text:span><text:span text:style-name="T121"/></text:p>
      <text:p text:style-name="P7"><text:span text:style-name="T122">• Delete the sets completely</text:span></text:p>
      <text:p text:style-name="P7"><text:span text:style-name="T123">it_companies.clear()</text:span><text:span text:style-name="T124"/></text:p>
      <text:p text:style-name="P7"><text:span text:style-name="T125">A.clear()</text:span></text:p>
      <text:p text:style-name="P7"><text:span text:style-name="T125">B.clear()</text:span></text:p>
      <text:p text:style-name="P7"><text:span text:style-name="T125">age.clear()</text:span><text:span text:style-name="T126"/></text:p>
      <text:p text:style-name="P7"><text:span text:style-name="T127">• Convert the ages to a set and compare the length of the list and the set.</text:span></text:p>
      <text:p text:style-name="P7"><text:span text:style-name="T128">A.update(age)</text:span></text:p>
      <text:p text:style-name="P7"><text:span text:style-name="T129">Output:</text:span><text:span text:style-name="T130"/></text:p>
      <text:p text:style-name="P8"><draw:frame text:anchor-type="as-char" svg:width="152.40mm" svg:height="65.62mm" style:rel-width="scale" style:rel-height="scale"><draw:object-ole xlink:href="OleObj4"/><draw:image xlink:href="ObjectReplacements/OleObj4"/></draw:frame><text:span text:style-name="T130"/></text:p>
      <text:p text:style-name="P9"><text:span text:style-name="T131"/></text:p>
      <text:p text:style-name="P9"><text:span text:style-name="T132">Question 5</text:span></text:p>
      <text:p text:style-name="P9"><text:span text:style-name="T132">The radius of a circle is 30 meters.</text:span></text:p>
      <text:p text:style-name="P9"><text:span text:style-name="T132">• Calculate the area of a circle and assign the value to a variable name of _area_of_circle_</text:span></text:p>
      <text:p text:style-name="P9"><text:span text:style-name="T133">radius = 30</text:span></text:p>
      <text:p text:style-name="P9"><text:span text:style-name="T133">_area_of_circle =<text:s/></text:span><text:span text:style-name="T134">3.14 * radius ** 2</text:span><text:span text:style-name="T135"/></text:p>
      <text:p text:style-name="P9"><text:span text:style-name="T135">print("area of circle :", _area_of_circle)</text:span><text:span text:style-name="T136"/></text:p>
      <text:p text:style-name="P9"><text:span text:style-name="T136">• Calculate the circumference of a circle and assign the value to a variable name of </text:span></text:p>
      <text:p text:style-name="P9"><text:span text:style-name="T136">_circum_of_circle_</text:span></text:p>
      <text:p text:style-name="P9"><text:span text:style-name="T137">radius = 30</text:span><text:span text:style-name="T138"/></text:p>
      <text:p text:style-name="P9"><text:span text:style-name="T138">_circum_of_circle</text:span><text:span text:style-name="T139"><text:s/></text:span><text:span text:style-name="T140">=</text:span><text:span text:style-name="T141"><text:s/></text:span><text:span text:style-name="T142">2</text:span><text:span text:style-name="T143"><text:s/></text:span><text:span text:style-name="T144">*</text:span><text:span text:style-name="T145"><text:s/></text:span><text:span text:style-name="T146">3.1</text:span><text:span text:style-name="T147">4<text:s/></text:span><text:span text:style-name="T148">*</text:span><text:span text:style-name="T149"><text:s/></text:span><text:span text:style-name="T150">r</text:span><text:span text:style-name="T151">adius</text:span><text:span text:style-name="T152"/></text:p>
      <text:p text:style-name="P9"><text:span text:style-name="T152">print</text:span><text:span text:style-name="T153">("</text:span><text:span text:style-name="T154">circumference of circle<text:s/></text:span><text:span text:style-name="T155">:"</text:span><text:span text:style-name="T156">,</text:span><text:span text:style-name="T157"><text:s/></text:span><text:span text:style-name="T158">_circum_of_circle)</text:span><text:span text:style-name="T159"/></text:p>
      <text:p text:style-name="P9"><text:span text:style-name="T159">• Take radius as user input and calculate the area.</text:span></text:p>
      <text:p text:style-name="P9"><text:span text:style-name="T160">radius = int(input())</text:span></text:p>
      <text:p text:style-name="P9"><text:span text:style-name="T161">area = 3.14 * radius ** 2</text:span></text:p>
      <text:p text:style-name="P9"><text:span text:style-name="T161">print(</text:span><text:span text:style-name="T162">"</text:span><text:span text:style-name="T163">Area of circle with user input :</text:span><text:span text:style-name="T164">"</text:span><text:span text:style-name="T165">,</text:span><text:span text:style-name="T166"><text:s/></text:span><text:span text:style-name="T167">area)</text:span></text:p>
      <text:p text:style-name="P9"><text:span text:style-name="T167"/></text:p>
      <text:p text:style-name="P9"><text:span text:style-name="T168">Output:</text:span><text:span text:style-name="T169"/></text:p>
      <text:p text:style-name="P10"><draw:frame text:anchor-type="as-char" svg:width="152.40mm" svg:height="58.47mm" style:rel-width="scale" style:rel-height="scale"><draw:object-ole xlink:href="OleObj5"/><draw:image xlink:href="ObjectReplacements/OleObj5"/></draw:frame><text:span text:style-name="T169"/></text:p>
      <text:p text:style-name="P10"><text:span text:style-name="T169"/></text:p>
      <text:p text:style-name="P11"><text:span text:style-name="T169"/></text:p>
      <text:p text:style-name="P11"><text:span text:style-name="T170">Question 6</text:span></text:p>
      <text:p text:style-name="P11"><text:span text:style-name="T170">“I am a teacher and I love to inspire and teach people”</text:span></text:p>
      <text:p text:style-name="P11"><text:span text:style-name="T170">• How many unique words have been used in the sentence? Use the split methods and set </text:span></text:p>
      <text:p text:style-name="P11"><text:span text:style-name="T170">to get the unique words.</text:span></text:p>
      <text:p text:style-name="P11"><text:span text:style-name="T171">txt= "I am a teacher and I love to inspire and teach people"</text:span></text:p>
      <text:p text:style-name="P11"><text:span text:style-name="T171">z=txt.split()</text:span></text:p>
      <text:p text:style-name="P11"><text:span text:style-name="T171">set1=set(z)</text:span></text:p>
      <text:p text:style-name="P11"><text:span text:style-name="T171">count= len(set1)</text:span></text:p>
      <text:p text:style-name="P11"><text:span text:style-name="T171">print(count)</text:span></text:p>
      <text:p text:style-name="P11"><text:span text:style-name="T172">Output:</text:span><text:span text:style-name="T173"/></text:p>
      <text:p text:style-name="P12"><draw:frame text:anchor-type="as-char" svg:width="152.40mm" svg:height="59.53mm" style:rel-width="scale" style:rel-height="scale"><draw:object-ole xlink:href="OleObj6"/><draw:image xlink:href="ObjectReplacements/OleObj6"/></draw:frame><text:span text:style-name="T173"/></text:p>
      <text:p text:style-name="P13"><text:span text:style-name="T173"/></text:p>
      <text:p text:style-name="P13"><text:span text:style-name="T173"/></text:p>
      <text:p text:style-name="P13"><text:span text:style-name="T174">Question 7</text:span></text:p>
      <text:p text:style-name="P13"><text:span text:style-name="T174">Use a tab escape sequence to get the following lines.</text:span></text:p>
      <text:p text:style-name="P13"><text:span text:style-name="T174"><text:s/></text:span><text:span text:style-name="T175">Name Age Country City</text:span></text:p>
      <text:p text:style-name="P13"><text:span text:style-name="T175"><text:s/>Asabeneh 250 Finland Helsinki</text:span></text:p>
      <text:p text:style-name="P13"><text:span text:style-name="T176">txt = " Name<text:s text:c="3"/>Age<text:s text:c="3"/>Country<text:s text:c="3"/>City\n Asabeneh 250 Finland Helsinki" </text:span></text:p>
      <text:p text:style-name="P13"><text:span text:style-name="T176">print(txt) </text:span></text:p>
      <text:p text:style-name="P13"><text:span text:style-name="T177">Output:</text:span><text:span text:style-name="T178"/></text:p>
      <text:p text:style-name="P14"><draw:frame text:anchor-type="as-char" svg:width="152.40mm" svg:height="57.94mm" style:rel-width="scale" style:rel-height="scale"><draw:object-ole xlink:href="OleObj7"/><draw:image xlink:href="ObjectReplacements/OleObj7"/></draw:frame><text:span text:style-name="T178"/></text:p>
      <text:p text:style-name="P14"><text:span text:style-name="T178"/></text:p>
      <text:p text:style-name="P15"><text:span text:style-name="T178"/></text:p>
      <text:p text:style-name="P15"><text:span text:style-name="T179">Question 8</text:span></text:p>
      <text:p text:style-name="P15"><text:span text:style-name="T179">Use the string formatting method to display the following:</text:span></text:p>
      <text:p text:style-name="P15"><text:span text:style-name="T179">radius = 10</text:span></text:p>
      <text:p text:style-name="P15"><text:span text:style-name="T179">area = 3.14 * radius ** 2</text:span></text:p>
      <text:p text:style-name="P15"><text:span text:style-name="T179">“The area of a circle with radius 10 is 314 meters square.”</text:span></text:p>
      <text:p text:style-name="P15"><text:span text:style-name="T180">radius=10</text:span></text:p>
      <text:p text:style-name="P15"><text:span text:style-name="T180">area = 3.14 * radius ** 2</text:span></text:p>
      <text:p text:style-name="P15"><text:span text:style-name="T180">myorder = "The area of a circle with {0} is {1} meters square."</text:span></text:p>
      <text:p text:style-name="P15"><text:span text:style-name="T180">print(myorder.format(radius, area))</text:span></text:p>
      <text:p text:style-name="P15"><text:span text:style-name="T181">Output:</text:span><text:span text:style-name="T182"/></text:p>
      <text:p text:style-name="P16"><draw:frame text:anchor-type="as-char" svg:width="152.40mm" svg:height="58.21mm" style:rel-width="scale" style:rel-height="scale"><draw:object-ole xlink:href="OleObj8"/><draw:image xlink:href="ObjectReplacements/OleObj8"/></draw:frame><text:span text:style-name="T182"/></text:p>
      <text:p text:style-name="P17"><text:span text:style-name="T182"/></text:p>
      <text:p text:style-name="P17"><text:span text:style-name="T183">Question 9</text:span></text:p>
      <text:p text:style-name="P17"><text:span text:style-name="T183">Write a program, which reads weights (lbs.) of N students into a list and convert these weights to </text:span></text:p>
      <text:p text:style-name="P17"><text:span text:style-name="T183">kilograms in a separate list using Loop. N: No of students (Read input from user)</text:span></text:p>
      <text:p text:style-name="P17"><text:span text:style-name="T183">Ex: L1: [150, 155, 145, 148]</text:span></text:p>
      <text:p text:style-name="P17"><text:span text:style-name="T183">Output: [68.03, 70.3, 65.77, 67.13]</text:span></text:p>
      <text:p text:style-name="P17"><text:span text:style-name="T184">w = [150, 155, 145, 148]</text:span></text:p>
      <text:p text:style-name="P17"><text:span text:style-name="T184">i = 0</text:span></text:p>
      <text:p text:style-name="P17"><text:span text:style-name="T184">while i &lt; len(w):</text:span></text:p>
      <text:p text:style-name="P17"><text:span text:style-name="T184"><text:s text:c="2"/>print(w[i]*0.453592)</text:span></text:p>
      <text:p text:style-name="P17"><text:span text:style-name="T184"><text:s text:c="2"/>i = i + 1</text:span></text:p>
      <text:p text:style-name="P17"><text:span text:style-name="T185">Output:</text:span><text:span text:style-name="T186"/></text:p>
      <text:p text:style-name="P18"><draw:frame text:anchor-type="as-char" svg:width="152.40mm" svg:height="59.00mm" style:rel-width="scale" style:rel-height="scale"><draw:object-ole xlink:href="OleObj9"/><draw:image xlink:href="ObjectReplacements/OleObj9"/></draw:frame><text:span text:style-name="T187"/></text:p>
      <text:p text:style-name="P19"><text:span text:style-name="T187"/></text:p>
      <text:p text:style-name="P19"><text:span text:style-name="T187"/></text:p>
      <text:p text:style-name="P19"><text:span text:style-name="T188">Question 10</text:span></text:p>
      <text:p text:style-name="P19"><text:span text:style-name="T188">The diagram below shows a dataset with 2 classes and 8 data points, each with only one feature </text:span></text:p>
      <text:p text:style-name="P19"><text:span text:style-name="T188">value, labeled f. Note that there are two data points with the same feature value of 6. These are </text:span></text:p>
      <text:p text:style-name="P19"><text:span text:style-name="T188">shown as two x’s one above the other. </text:span></text:p>
      <text:p text:style-name="P19"><text:span text:style-name="T188">1. Divide this data equally into two parts. Use first part as training and second part as </text:span></text:p>
      <text:p text:style-name="P19"><text:span text:style-name="T188">testing. Using KNN classifier, for K=3, what would be the predicted outputs for the test </text:span></text:p>
      <text:p text:style-name="P19"><text:span text:style-name="T188">samples? Show how you arrived at your answer. </text:span></text:p>
      <text:p text:style-name="P19"><text:span text:style-name="T188">2. Compute the confusion matrix for this and calculate accuracy, sensitivity and specificity </text:span></text:p>
      <text:p text:style-name="P19"><text:span text:style-name="T188">values.</text:span></text:p>
      <text:p text:style-name="P19"><text:span text:style-name="T1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